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</style:style>
    <style:style style:name="P2" style:family="paragraph" style:parent-style-name="Text_20_body">
      <style:text-properties officeooo:rsid="0024cc32" officeooo:paragraph-rsid="0024cc32"/>
    </style:style>
    <style:style style:name="P3" style:family="paragraph" style:parent-style-name="Text_20_body">
      <style:text-properties officeooo:rsid="0025aded" officeooo:paragraph-rsid="0025aded"/>
    </style:style>
    <style:style style:name="P4" style:family="paragraph" style:parent-style-name="Text_20_body">
      <style:text-properties officeooo:rsid="0026bb08" officeooo:paragraph-rsid="0026bb08"/>
    </style:style>
    <style:style style:name="T1" style:family="text">
      <style:text-properties fo:color="#ea7500" loext:opacity="100%" fo:font-weight="bold" style:font-weight-asian="bold" style:font-weight-complex="bold"/>
    </style:style>
    <style:style style:name="T2" style:family="text">
      <style:text-properties officeooo:rsid="00266d66"/>
    </style:style>
    <style:style style:name="T3" style:family="text">
      <style:text-properties fo:color="#468a1a" loext:opacity="100%" fo:font-weight="bold" style:font-weight-asian="bold" style:font-weight-complex="bold"/>
    </style:style>
    <style:style style:name="T4" style:family="text">
      <style:text-properties fo:color="#ea7500" loext:opacity="100%" style:text-underline-style="solid" style:text-underline-width="auto" style:text-underline-color="font-color" fo:background-color="transparent" loext:char-shading-value="0"/>
    </style:style>
    <style:style style:name="T5" style:family="text">
      <style:text-properties fo:color="#ea7500" loext:opacity="100%"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6" style:family="text">
      <style:text-properties fo:color="#468a1a" loext:opacity="100%" officeooo:rsid="0025aded"/>
    </style:style>
    <style:style style:name="T7" style:family="text">
      <style:text-properties officeooo:rsid="0025aded"/>
    </style:style>
    <style:style style:name="T8" style:family="text">
      <style:text-properties fo:color="#ea7500" loext:opacity="100%" officeooo:rsid="0025aded" fo:background-color="transparent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weight="bold" officeooo:rsid="0024cc32" style:font-weight-asian="bold" style:font-weight-complex="bold"/>
    </style:style>
    <style:style style:name="T12" style:family="text">
      <style:text-properties officeooo:rsid="0024cc32"/>
    </style:style>
    <style:style style:name="T13" style:family="text">
      <style:text-properties style:text-underline-style="solid" style:text-underline-width="auto" style:text-underline-color="font-color" fo:font-weight="bold" officeooo:rsid="0024cc32" style:font-weight-asian="bold" style:font-weight-complex="bold"/>
    </style:style>
    <style:style style:name="T14" style:family="text">
      <style:text-properties officeooo:rsid="0026bb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562_2425826770"/>Perro (<text:span text:style-name="T1">numPerro</text:span>, nombrePerro, sexo, raza, fechaNacimiento)<text:bookmark-end text:name="__RefHeading___Toc1562_2425826770"/></text:p>
      <text:p text:style-name="Text_20_body"/>
      <text:p text:style-name="P2"><text:span text:style-name="T2">Propietario – compra - perro</text:span> (<text:span text:style-name="T3">DNI</text:span>, <text:span text:style-name="T4">NumeroPerro, </text:span><text:span text:style-name="T5">fechaCompra</text:span>)</text:p>
      <text:p text:style-name="Text_20_body"><text:tab/><text:tab/><text:span text:style-name="T6">a propietario</text:span><text:span text:style-name="T7"> <text:tab/><text:tab/></text:span><text:span text:style-name="T8">a perro</text:span></text:p>
      <text:p text:style-name="Text_20_body">Propietario (<text:span text:style-name="T3">DNI</text:span>, NombreCompletoDueño, teléfono, dirección, país)</text:p>
      <text:p text:style-name="Text_20_body"/>
      <text:p text:style-name="Text_20_body">Edición (<text:span text:style-name="T9">numEdicion</text:span>, lugar, fechaInicio, fechaFin)</text:p>
      <text:p text:style-name="P3"/>
      <text:p text:style-name="P3">Perro/inscripción/ edición (<text:span text:style-name="T10">numPerro</text:span>, numEdicion, fechaInscripción)</text:p>
      <text:p text:style-name="Text_20_body"/>
      <text:p text:style-name="Text_20_body">Exposición (<text:span text:style-name="T11">nombreExposición</text:span><text:span text:style-name="T12">, país, tipo</text:span>)</text:p>
      <text:p text:style-name="Text_20_body"/>
      <text:p text:style-name="Text_20_body">Competición <text:span text:style-name="T12">(</text:span><text:span text:style-name="T13">nombreCompetición, numEdicion, nombreExposición</text:span><text:span text:style-name="T12">)</text:span></text:p>
      <text:p text:style-name="Text_20_body"/>
      <text:p text:style-name="Text_20_body">Juez <text:span text:style-name="T12">(</text:span><text:span text:style-name="T11">DNIJuez</text:span><text:span text:style-name="T12">, Licencia, nombreJuez, apellidosJuez, teléfono)</text:span></text:p>
      <text:p text:style-name="Text_20_body"/>
      <text:p text:style-name="Text_20_body">//<text:span text:style-name="T14">se propaga la clave del 1 al N (cardinalidad máxima 1)</text:span></text:p>
      <text:p text:style-name="P4">//ternaria N: N: N o 1:N: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nux Biolinum G" fo:font-family="'Linux Biolinum G'" style:font-pitch="variable" officeooo:rsid="001e508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justify" style:justify-single-word="false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variant="small-caps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nux Biolinum G1" fo:font-family="'Linux Biolinum G'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tyle="italic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ize="11pt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color="#333333" loext:opacity="100%" style:font-name="Linux Libertine G" fo:font-style="italic" officeooo:rsid="0021ff1c" officeooo:paragraph-rsid="0021ff1c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7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85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Título del trabajo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MP3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0:58:14.809000000</meta:creation-date>
    <meta:editing-duration>PT13M29S</meta:editing-duration>
    <meta:editing-cycles>6</meta:editing-cycles>
    <meta:generator>LibreOffice/24.8.3.2$Windows_X86_64 LibreOffice_project/48a6bac9e7e268aeb4c3483fcf825c94556d9f92</meta:generator>
    <dc:title>Trabajos</dc:title>
    <dc:date>2024-11-25T11:23:02.249000000</dc:date>
    <meta:document-statistic meta:table-count="0" meta:image-count="0" meta:object-count="0" meta:page-count="1" meta:paragraph-count="14" meta:word-count="69" meta:character-count="590" meta:non-whitespace-character-count="530"/>
    <meta:template xlink:type="simple" xlink:actuate="onRequest" xlink:title="Trabajos" xlink:href="file:///C:/Users/eoternaza/AppData/Roaming/LibreOffice/4/user/template/Trabajos.ott" meta:date="2024-11-25T10:58:14.121000000"/>
  </office:meta>
</office:document-meta>
</file>